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 svg:font-family="'DejaVu Sans Condensed'"/>
    <style:font-face style:name="roboto condensed" svg:font-family="'roboto condensed'"/>
    <style:font-face style:name="Georgia" svg:font-family="Georgia" style:font-family-generic="roman"/>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normal"/>
    </style:style>
    <style:style style:name="P2" style:family="paragraph" style:parent-style-name="List_20_Contents">
      <style:paragraph-properties fo:margin-left="0cm" fo:margin-right="0cm" fo:orphans="2" fo:widows="2" fo:text-indent="0cm" style:auto-text-indent="false"/>
    </style:style>
    <style:style style:name="P3"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style>
    <style:style style:name="P4"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style>
    <style:style style:name="P5" style:family="paragraph" style:parent-style-name="List_20_Heading">
      <style:paragraph-properties fo:margin-left="0cm" fo:margin-right="0cm" fo:orphans="2" fo:widows="2" fo:text-indent="0cm" style:auto-text-indent="false"/>
      <style:text-properties fo:font-variant="normal" fo:text-transform="none" fo:color="#333333" style:text-line-through-style="none" style:text-position="0% 100%" style:font-name="roboto condensed" fo:font-size="10.5pt" fo:letter-spacing="normal" fo:language="fr" fo:country="FR" fo:font-style="normal" style:text-underline-style="none" fo:font-weight="bold" style:font-name-asian="Georgia" style:font-size-asian="17pt" style:language-asian="fr" style:country-asian="FR" style:font-style-asian="normal" style:font-weight-asian="normal" style:font-name-complex="Georgia" style:font-size-complex="17pt" style:font-style-complex="normal" style:font-weight-complex="normal" style:text-scale="100%"/>
    </style:style>
    <style:style style:name="P6" style:family="paragraph" style:parent-style-name="List_20_Contents">
      <style:paragraph-properties fo:margin-left="0cm" fo:margin-right="0cm" fo:orphans="2" fo:widows="2" fo:text-indent="0cm" style:auto-text-indent="false"/>
    </style:style>
    <style:style style:name="P7"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normal"/>
    </style:style>
    <style:style style:name="P8" style:family="paragraph" style:parent-style-name="List_20_Contents">
      <style:paragraph-properties fo:margin-left="0cm" fo:margin-right="0cm" fo:orphans="2" fo:widows="2" fo:text-indent="0cm" style:auto-text-indent="false"/>
      <style:text-properties fo:font-variant="normal" fo:text-transform="none" fo:color="#333333" style:text-line-through-style="none" style:text-position="0% 100%" style:font-name="roboto condensed" fo:font-size="10.5pt" fo:letter-spacing="normal" fo:language="fr" fo:country="FR" fo:font-style="normal" style:text-underline-style="none" fo:font-weight="bold" style:font-name-asian="Georgia" style:font-size-asian="17pt" style:language-asian="fr" style:country-asian="FR" style:font-style-asian="normal" style:font-weight-asian="normal" style:font-name-complex="Georgia" style:font-size-complex="17pt" style:font-style-complex="normal" style:font-weight-complex="normal" style:text-scale="100%"/>
    </style:style>
    <style:style style:name="P9" style:family="paragraph" style:parent-style-name="Standard">
      <style:text-properties fo:font-size="12pt" style:font-size-asian="12pt" style:font-size-complex="12pt"/>
    </style:style>
    <style:style style:name="T1" style:family="text">
      <style:text-properties fo:font-variant="normal" fo:text-transform="none" fo:color="#333333" style:font-name="roboto condensed" fo:font-size="10.5pt" fo:letter-spacing="normal" fo:font-style="normal" fo:font-weight="normal"/>
    </style:style>
    <style:style style:name="T2" style:family="text">
      <style:text-properties fo:font-variant="normal" fo:text-transform="none" fo:color="#333333" style:font-name="roboto condensed" fo:font-size="10.5pt" fo:letter-spacing="normal" fo:font-style="normal" style:text-underline-style="solid" style:text-underline-width="auto" style:text-underline-color="font-color" fo:font-weight="normal" fo:background-color="transparent"/>
    </style:style>
    <style:style style:name="T3" style:family="text">
      <style:text-properties style:font-name="Times New Roman1"/>
    </style:style>
    <style:style style:name="T4" style:family="text">
      <style:text-properties fo:font-style="normal" style:font-style-asian="normal" style:font-style-complex="normal"/>
    </style:style>
    <style:style style:name="T5" style:family="text">
      <style:text-properties fo:font-size="17pt" fo:font-style="normal" style:font-size-asian="17pt" style:font-style-asian="normal" style:font-size-complex="17pt" style:font-style-complex="normal"/>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size="19pt" fo:font-style="normal" style:font-size-asian="19pt" style:font-style-asian="normal" style:font-size-complex="19pt" style:font-style-complex="normal"/>
    </style:style>
    <style:style style:name="T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a xlink:type="simple" xlink:href="https://gallica.bnf.fr/ark:/12148/bpt6k2820755/f232.item" text:style-name="Internet_20_link" text:visited-style-name="Visited_20_Internet_20_Link">https ://gallica.bnf.fr/ark :/12148/bpt6k2820755/f232.item</text:a> </text:p>
      <text:p text:style-name="P5">Titre :  </text:p>
      <text:p text:style-name="P1">Lucrèce, Virgile, Valérius Flaccus : oeuvres complètes : avec la traduction en français / publiées sous la direction de M. Nisard,...</text:p>
      <text:p text:style-name="P3">Auteur :  </text:p>
      <text:p text:style-name="P1">Virgile (0070-0019 av. J.-C.). Auteur du texte</text:p>
      <text:p text:style-name="P3">Auteur :  </text:p>
      <text:p text:style-name="P1">Lucrèce (0097 ?-0055 av. J.-C.). Auteur du texte</text:p>
      <text:p text:style-name="P3">Auteur :  </text:p>
      <text:p text:style-name="P1">Valerius Flaccus, Caius (0045 ?-0090 ?). Auteur du texte</text:p>
      <text:p text:style-name="P3">Éditeur :  </text:p>
      <text:p text:style-name="P1">(Paris)</text:p>
      <text:p text:style-name="P3">Date d’édition :  </text:p>
      <text:p text:style-name="P1">1868</text:p>
      <text:p text:style-name="P3">Contributeur :  </text:p>
      <text:p text:style-name="P1">Nisard, Désiré (1806-1888). Éditeur scientifique</text:p>
      <text:p text:style-name="P3">Type :  </text:p>
      <text:p text:style-name="P1">monographie imprimée</text:p>
      <text:p text:style-name="P3">Langue :  </text:p>
      <text:p text:style-name="P1">français</text:p>
      <text:p text:style-name="P3">Format :  </text:p>
      <text:p text:style-name="P2"><text:bookmark text:name="descriptionCollapseChild"/><text:span text:style-name="T1">1 vol. (IV-612 p.) ; 26 cm</text:span> </text:p>
      <text:h text:style-name="Heading_20_1" text:outline-level="1">Géorgiques, Chant IV</text:h>
      <text:p text:style-name="P9"><text:span text:style-name="_3c_pb_3e_"><text:span text:style-name="T4">[225]</text:span></text:span><text:span text:style-name="T4">N’en doute pas, c’est un dieu qui exerce sur toi sa vengeance ; tu expies un grand crime. Le déplorable </text:span><text:span text:style-name="_3c_pb_3e_"><text:span text:style-name="T4">[226]</text:span></text:span><text:span text:style-name="T4"> Orphée qui n’a pas mérité ses malheurs, suscite contre toi ces peines que les destins seuls pourront suspendre ; c’est sur toi qu’il venge cruellement l’épouse qui lui a été ravie. Eurydice fuyant devant toi courait éperdue sur les bords du fleuve ; elle ne vit pas à ses pieds, l’infortunée qui en devait mourir ! une hydre immense, cachée sous les hautes herbes de la rive. Soudain le chœur des Dryades ses compagnes remplit au loin les montagnes de ses cris ; les sommets du Rhodope en gémirent ; les cimes du Pangée, la terre de Rhésus aimée de Mars, les Gètes, l’Hèbre et Orithyie en pleurèrent. Orphée, le triste Orphée, charmant avec sa lyre les douleurs du veuvage, seul sur la rive déserte ne chantait que toi, chère épouse, toi quand venait le jour, toi quand revenait la nuit. Il osa même descendre dans les gouffres du Ténare ; il vit le profond royaume de Pluton, et ses bois que remplissent l’horreur et les ténèbres, et les mânes, et le ter­rible roi des enfers, et ces cœurs que les prières des humains n’ont jamais attendris. Cependant des profondeurs de l’Érèbe sortaient, émues par ses chants, les ombres légères, et les spectres qui ne voient plus la lumière : ils accouraient, aussi nombreux que les oiseaux qui se rassemblent par milliers sous le feuillage des bois, quand le soir ou une pluie d’orage les chasse des montagnes ; c’étaient des mères, des époux, des héros ma­gnanimes, délivrés de la vie ; des enfants, des vierges destinées à l’hymen, des jeunes gens mis sur le bûcher sous les yeux de leurs parents. L’odieux Cocyte au noir limon, aux roseaux affreux, les enchaîne dans ses eaux dormantes, et neuf fois le Styx les environne de ses replis in­franchissables. L’enfer même, et le Tartare, et les plus profondes demeures de la mort, s’en ému­rent ; les Euménides à la chevelure de vipères parurent charmées ; Cerbère en retint ses trois gueules béantes, et la roue d’Ixion s’arrêta sus­pendue dans les airs. Échappé de tous les dan­gers, Orphée revenait des sombres bords, et Eu­rydice, qui lui était rendue, marchait vers les ré­gions de la lumière, le suivant sans qu’il la vit ; Proserpine ne la lui rendait qu’à ce prix. Mais, ô délire soudain d’un amant insensé, et bien di­gne de pardon, si l’enfer savait pardonner ! il s’arrête, et presque aux portes du jour, s’oubliant lui-même, hélas ! et vaincu par l’amour, il regarde son Eurydice. En ce moment tous ses efforts s’évanouirent ; les traités furent rompus avec l’impitoyable tyran des enfers, et trois fois les gouffres de l’Averne retentirent d’un épouvanta­ble fracas. Mais elle : « Quelle folie m’a perdue, malheureuse que je suis ! et te perd en ce jour, ô mon Orphée ! Voici que les cruels destins me rappellent à eux ; je sens mes yeux éteints nager dans les ombres du sommeil éternel : adieu ! L’im­mense nuit m’environne et m’entraîne ; je te tends encore des mains défaillantes… Hélas ! je ne </text:span><text:soft-page-break/><text:span text:style-name="T4">suis plus à toi. » Elle dit, et, pareille à la fu­mée qui s’évapore, elle se dissipa dans les airs et disparut. En vain Orphée voulait saisir une ombre, et, lui parler encore ; elle ne le vit plus, et le nocher de l’Orcus ne permit pas à son époux de repasser le marais infernal. Que va-t-il devenir ? où va-t-il porter sa douleur ? deux fois son épousé lui avait été ravie ! Par quels pleurs, </text:span><text:span text:style-name="_3c_pb_3e_"><text:span text:style-name="T4">[227]</text:span></text:span><text:span text:style-name="T4"> par quels chants pourra-t-il toucher encore les divinités des enfers ? déjà la froide Eurydice vo­guait dans la barque du Styx. On dit que durant sept mois entiers, seul au pied des hauts rochers de la Thrace ou près des rives désertes du Strymon, il pleura, et redit ses douleurs aux antres glacés ; les tigres étaient adoucis par ses chants ; il tirait à lui les chênes émus. Telle, sous le feuil­lage d’un peuplier la plaintive Philomèle se dé­sole de ses petits qu’elle a perdus, et qu’un bar­bare laboureur, qui les guettait, a enlevés en­core sans plumes de leur nid : elle aussi, sous le rameau qui la cache, pleure durant la nuit, re­commence sans cesse ses chants lamentables, et remplit les lieux d’alentour de sa plainte insen­sée. Pour lui plus d’amour, plus d’hymen qui le touche encore. Il parcourait solitaire les gla­ces hyperboréennes, les rives neigeuses du Ta­naïs, et les plaines du Riphée, que couvrent des frimas éternels ; il allait se plaignant d’Eurydice ravie, et des vains présents de Pluton. Tant d’a­mour irrita les femmes de la Thrace, qui, se voyant méprisées par ce jeune homme, le saisi­rent au milieu des fêtes des dieux et dans les orgies nocturnes de Bacchus, et dispersèrent dans les champs ses membres déchirés. Alors même, alors que l’Hèbre roulait dans ses gouffres profonds sa tête flottante et séparée de son cou d’albâtre, on entendit encore sa voix éteinte et sa langue glacée redire le nom d’Eurydice. Ah, malheureuse Eurydice ! murmurait son âme en fuyant chez les morts. Sur toute la rive les échos répétaient : Eurydice, Eurydi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 svg:font-family="'DejaVu Sans Condensed'"/>
    <style:font-face style:name="roboto condensed" svg:font-family="'roboto condensed'"/>
    <style:font-face style:name="Georgia" svg:font-family="Georgia" style:font-family-generic="roman"/>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style:paragraph-properties fo:margin-left="0cm" fo:margin-right="0cm" fo:text-indent="-3.669cm" style:auto-text-indent="false" style:page-number="auto" fo:background-color="#ffffff">
        <style:background-image/>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style>
    <style:style style:name="CharStyle4" style:family="text" style:parent-style-name="DefaultFontStyle"/>
    <style:style style:name="Default_20_Paragraph_20_Font" style:display-name="Default Paragraph Font" style:family="text"/>
    <style:style style:name="Index_20_Link" style:display-name="Index Link"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19-10-21T16:00:59.76</dc:date>
    <dc:creator>Karolina Suchecka</dc:creator>
    <meta:editing-duration>PT11H13M18S</meta:editing-duration>
    <meta:editing-cycles>10</meta:editing-cycles>
    <meta:generator>OpenOffice/4.1.6$Win32 OpenOffice.org_project/416m1$Build-9790</meta:generator>
    <meta:document-statistic meta:table-count="0" meta:image-count="0" meta:object-count="0" meta:page-count="2" meta:paragraph-count="23" meta:word-count="963" meta:character-count="5582"/>
  </office:meta>
</office:document-meta>
</file>